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2A6099"/>
      <style:text-properties fo:color="#FFFFFF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BF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ackground-color="#000000"/>
      <style:text-properties fo:color="#FFFFFF"/>
    </style:style>
    <style:style style:name="ce11" style:family="table-cell" style:parent-style-name="Default" style:data-style-name="N0">
      <style:table-cell-properties fo:background-color="#000000"/>
      <style:text-properties fo:color="#FFFFFF" style:font-name="Liberation Sans1" style:font-name-asian="Liberation Sans1" style:font-name-complex="Liberation Sans1"/>
    </style:style>
    <style:style style:name="ce12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ackground-color="#000000"/>
      <style:text-properties fo:color="#FFFFFF"/>
    </style:style>
    <style:style style:name="ce14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moment of inertia measurements</text:p>
          </table:table-cell>
          <table:table-cell table:number-columns-repeated="5" table:style-name="ce1"/>
          <table:table-cell office:value-type="string" table:style-name="ce2">
            <text:p>pulley radius</text:p>
          </table:table-cell>
          <table:table-cell office:value-type="string" table:style-name="ce1">
            <text:p>length (cm)</text:p>
          </table:table-cell>
          <table:table-cell table:number-columns-repeated="16376" table:style-name="ce1"/>
        </table:table-row>
        <table:table-row table:style-name="ro2">
          <table:table-cell table:style-name="ce3"/>
          <table:table-cell office:value-type="string" table:style-name="ce3">
            <text:p>mass (g)</text:p>
          </table:table-cell>
          <table:table-cell office:value-type="string" table:style-name="ce10">
            <text:p>d<text:span text:style-name="T6">inner<text:s/></text:span>(cm)</text:p>
          </table:table-cell>
          <table:table-cell office:value-type="string" table:style-name="ce10">
            <text:p>d<text:span text:style-name="T6">outer</text:span><text:s/>(cm)</text:p>
          </table:table-cell>
          <table:table-cell office:value-type="string" table:style-name="ce3">
            <text:p>I<text:span text:style-name="T3">theo</text:span></text:p>
          </table:table-cell>
          <table:table-cell table:style-name="ce1"/>
          <table:table-cell office:value-type="string" table:style-name="ce10">
            <text:p>d<text:span text:style-name="T6">pulley</text:span><text:s/><text:span text:style-name="T6">+ string</text:span></text:p>
          </table:table-cell>
          <table:table-cell office:value-type="float" office:value="3.7559999999999998" table:style-name="ce4">
            <text:p>3.75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disk</text:p>
          </table:table-cell>
          <table:table-cell office:value-type="float" office:value="1481.68" table:style-name="ce4">
            <text:p>1481.68</text:p>
          </table:table-cell>
          <table:table-cell table:style-name="ce6"/>
          <table:table-cell office:value-type="float" office:value="22.96" table:style-name="ce4">
            <text:p>22.96</text:p>
          </table:table-cell>
          <table:table-cell office:value-type="float" office:value="9.7635599936000007E-3" table:formula="of:=0.5*([.B3]/1000)*((([.D3]/2)/100)^2)" table:style-name="ce7">
            <text:p>0.00976356</text:p>
          </table:table-cell>
          <table:table-cell table:style-name="ce1"/>
          <table:table-cell office:value-type="string" table:style-name="ce10">
            <text:p>d<text:span text:style-name="T6">pulley</text:span></text:p>
          </table:table-cell>
          <table:table-cell office:value-type="float" office:value="3.74" table:style-name="ce4">
            <text:p>3.7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hollow cylinder</text:p>
          </table:table-cell>
          <table:table-cell office:value-type="float" office:value="1439.47" table:style-name="ce4">
            <text:p>1439.47</text:p>
          </table:table-cell>
          <table:table-cell office:value-type="float" office:value="10.686" table:style-name="ce4">
            <text:p>10.686</text:p>
          </table:table-cell>
          <table:table-cell office:value-type="float" office:value="12.74" table:style-name="ce4">
            <text:p>12.74</text:p>
          </table:table-cell>
          <table:table-cell office:value-type="float" office:value="4.9751357274515004E-3" table:formula="of:=0.5*([.B4]/1000)*((([.D4]/2)/100)^2+ (([.C4]/2)/100)^2)" table:style-name="ce7">
            <text:p>0.004975136</text:p>
          </table:table-cell>
          <table:table-cell table:style-name="ce1"/>
          <table:table-cell office:value-type="string" table:style-name="ce3">
            <text:p>r<text:span text:style-name="T3">pulley</text:span></text:p>
          </table:table-cell>
          <table:table-cell office:value-type="float" office:value="1.8740000000000001" table:formula="of:=AVERAGE([.H2:.H3])/2" table:style-name="ce7">
            <text:p>1.874</text:p>
          </table:table-cell>
          <table:table-cell office:value-type="string" table:style-name="ce8">
            <text:p>±</text:p>
          </table:table-cell>
          <table:table-cell office:value-type="float" office:value="7.9999999999997851E-3" table:formula="of:=STDEV([.H2:.H3])/SQRT(2)" table:style-name="ce7">
            <text:p>0.0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disk vert</text:p>
          </table:table-cell>
          <table:table-cell office:value-type="float" office:value="1481.68" table:formula="of:=[.B3]" table:style-name="ce7">
            <text:p>1481.68</text:p>
          </table:table-cell>
          <table:table-cell table:style-name="ce6"/>
          <table:table-cell office:value-type="float" office:value="22.880000000000003" table:formula="of:=28.1-5.22" table:style-name="ce7">
            <text:p>22.88</text:p>
          </table:table-cell>
          <table:table-cell office:value-type="float" office:value="4.8478198912000016E-3" table:formula="of:=0.25*([.B5]/1000)*((([.D5]/2)/100)^2)" table:style-name="ce7">
            <text:p>0.0048478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otational acceleration</text:p>
          </table:table-cell>
          <table:table-cell table:number-columns-repeated="11" table:style-name="ce1"/>
          <table:table-cell office:value-type="string" table:style-name="ce1">
            <text:p>uncertainty for scale is 0.01g</text:p>
          </table:table-cell>
          <table:table-cell table:number-columns-repeated="16371"/>
        </table:table-row>
        <table:table-row table:style-name="ro2">
          <table:table-cell table:style-name="ce3"/>
          <table:table-cell office:value-type="string" table:style-name="ce10">
            <text:p>m<text:span text:style-name="T6">hanging</text:span><text:s/>(g)</text:p>
          </table:table-cell>
          <table:table-cell office:value-type="string" table:style-name="ce3">
            <text:p>accel (m/s<text:span text:style-name="T4">2</text:span>)</text:p>
          </table:table-cell>
          <table:table-cell office:value-type="string" table:style-name="ce10">
            <text:p>m<text:span text:style-name="T6">friction</text:span><text:s/>(g)</text:p>
          </table:table-cell>
          <table:table-cell office:value-type="string" table:style-name="ce10">
            <text:p>R<text:span text:style-name="T6">pulley<text:s/></text:span>(m)</text:p>
          </table:table-cell>
          <table:table-cell office:value-type="string" table:style-name="ce11">
            <text:p>Δ<text:span text:style-name="T5">m (kg)</text:span></text:p>
          </table:table-cell>
          <table:table-cell office:value-type="string" table:style-name="ce10">
            <text:p>I<text:span text:style-name="T6">exp</text:span></text:p>
          </table:table-cell>
          <table:table-cell office:value-type="string" table:style-name="ce9">
            <text:p>ẟm (kg)</text:p>
          </table:table-cell>
          <table:table-cell office:value-type="string" table:style-name="ce12">
            <text:p>ẟR<text:span text:style-name="T8">pulley<text:s/></text:span>(m)</text:p>
          </table:table-cell>
          <table:table-cell office:value-type="string" table:style-name="ce9">
            <text:p>ẟa (m/s<text:span text:style-name="T4">2</text:span><text:span text:style-name="T1">)</text:span></text:p>
          </table:table-cell>
          <table:table-cell office:value-type="string" table:style-name="ce12">
            <text:p>ẟI<text:span text:style-name="T8">exp</text:span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hc + n</text:p>
          </table:table-cell>
          <table:table-cell office:value-type="float" office:value="45.15" table:style-name="ce4">
            <text:p>45.15</text:p>
          </table:table-cell>
          <table:table-cell office:value-type="float" office:value="1.09E-2" table:style-name="ce4">
            <text:p>0.0109</text:p>
          </table:table-cell>
          <table:table-cell office:value-type="float" office:value="6.02" table:style-name="ce4">
            <text:p>6.02</text:p>
          </table:table-cell>
          <table:table-cell office:value-type="float" office:value="1.874E-2" table:formula="of:=[.H4] /100" table:style-name="ce7">
            <text:p>0.01874</text:p>
          </table:table-cell>
          <table:table-cell office:value-type="float" office:value="3.9129999999999998E-2" table:formula="of:=([.B10]-[.D10])/1000" table:style-name="ce7">
            <text:p>0.03913</text:p>
          </table:table-cell>
          <table:table-cell office:value-type="float" office:value="1.234218086452143E-2" table:formula="of:=([.F10])*([.E10]^2)*((9.8006/[.C10])-1)" table:style-name="ce7">
            <text:p>0.012342181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J4]/100" table:style-name="ce7">
            <text:p>8E-05</text:p>
          </table:table-cell>
          <table:table-cell table:style-name="ce4"/>
          <table:table-cell office:value-type="float" office:value="1.0537614398740466E-4" table:formula="of:=SQRT( ([.I10]^2 * ((9.8006/[.C10]) - 1) * [.H10])^2 + (2 * [.F10] * [.E10] * ((9.8006/[.C10]) - 1) * [.I10])^2 + ([.F10] * ([.E10]^2) * (-9.8006/([.C10]^2)) * [.J10])^2)" table:style-name="ce7">
            <text:p>0.00010537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n</text:p>
          </table:table-cell>
          <table:table-cell office:value-type="float" office:value="45.15" table:style-name="ce4">
            <text:p>45.15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5" table:style-name="ce4">
            <text:p>5</text:p>
          </table:table-cell>
          <table:table-cell office:value-type="float" office:value="1.874E-2" table:formula="of:=[.E10]" table:style-name="ce7">
            <text:p>0.01874</text:p>
          </table:table-cell>
          <table:table-cell office:value-type="float" office:value="4.0149999999999998E-2" table:formula="of:=([.B11]-[.D11])/1000" table:style-name="ce7">
            <text:p>0.04015</text:p>
          </table:table-cell>
          <table:table-cell office:value-type="float" office:value="7.9737752560845084E-3" table:formula="of:=([.F11])*([.E11]^2)*((9.8006/[.C11])-1)" table:style-name="ce7">
            <text:p>0.007973775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0]" table:style-name="ce7">
            <text:p>8E-05</text:p>
          </table:table-cell>
          <table:table-cell table:style-name="ce4"/>
          <table:table-cell office:value-type="float" office:value="6.8079191087185039E-5" table:formula="of:=SQRT( ([.I11]^2 * ((9.8006/[.C11]) - 1) * [.H11])^2 + (2 * [.F11] * [.E11] * ((9.8006/[.C11]) - 1) * [.I11])^2 + ([.F11] * ([.E11]^2) * (-9.8006/([.C11]^2)) * [.J11])^2)" table:style-name="ce7">
            <text:p>6.80792E-0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.5" table:style-name="ce4">
            <text:p>0.5</text:p>
          </table:table-cell>
          <table:table-cell office:value-type="float" office:value="0.82799999999999996" table:style-name="ce4">
            <text:p>0.828</text:p>
          </table:table-cell>
          <table:table-cell office:value-type="float" office:value="0.5" table:style-name="ce4">
            <text:p>0.5</text:p>
          </table:table-cell>
          <table:table-cell office:value-type="float" office:value="1.874E-2" table:formula="of:=[.E11]" table:style-name="ce7">
            <text:p>0.01874</text:p>
          </table:table-cell>
          <table:table-cell office:value-type="float" office:value="0" table:formula="of:=([.B12]-[.D12])/1000" table:style-name="ce7">
            <text:p>0</text:p>
          </table:table-cell>
          <table:table-cell office:value-type="float" office:value="0" table:formula="of:=([.F12])*([.E12]^2)*((9.8006/[.C12])-1)" table:style-name="ce7">
            <text:p>0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1]" table:style-name="ce7">
            <text:p>8E-05</text:p>
          </table:table-cell>
          <table:table-cell table:style-name="ce4"/>
          <table:table-cell office:value-type="float" office:value="9.8080561234768308E-13" table:formula="of:=SQRT( ([.I12]^2 * ((9.8006/[.C12]) - 1) * [.H12])^2 + (2 * [.F12] * [.E12] * ((9.8006/[.C12]) - 1) * [.I12])^2 + ([.F12] * ([.E12]^2) * (-9.8006/([.C12]^2)) * [.J12])^2)" table:style-name="ce7">
            <text:p>9.80806E-1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<text:span text:style-name="T1">d</text:span><text:span text:style-name="T3">vert<text:s/></text:span><text:span text:style-name="T1">+ n</text:span></text:p>
          </table:table-cell>
          <table:table-cell office:value-type="float" office:value="45.15" table:style-name="ce4">
            <text:p>45.15</text:p>
          </table:table-cell>
          <table:table-cell office:value-type="float" office:value="2.9899999999999999E-2" table:style-name="ce4">
            <text:p>0.0299</text:p>
          </table:table-cell>
          <table:table-cell office:value-type="float" office:value="4" table:style-name="ce4">
            <text:p>4</text:p>
          </table:table-cell>
          <table:table-cell office:value-type="float" office:value="1.874E-2" table:formula="of:=[.E12]" table:style-name="ce7">
            <text:p>0.01874</text:p>
          </table:table-cell>
          <table:table-cell office:value-type="float" office:value="4.1149999999999999E-2" table:formula="of:=([.B13]-[.D13])/1000" table:style-name="ce7">
            <text:p>0.04115</text:p>
          </table:table-cell>
          <table:table-cell office:value-type="float" office:value="4.722407970522341E-3" table:formula="of:=([.F13])*([.E13]^2)*((9.8006/[.C13])-1)" table:style-name="ce7">
            <text:p>0.004722408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2]" table:style-name="ce7">
            <text:p>8E-05</text:p>
          </table:table-cell>
          <table:table-cell table:style-name="ce4"/>
          <table:table-cell office:value-type="float" office:value="4.0319385020477988E-5" table:formula="of:=SQRT( ([.I13]^2 * ((9.8006/[.C13]) - 1) * [.H13])^2 + (2 * [.F13] * [.E13] * ((9.8006/[.C13]) - 1) * [.I13])^2 + ([.F13] * ([.E13]^2) * (-9.8006/([.C13]^2)) * [.J13])^2)" table:style-name="ce7">
            <text:p>4.03194E-05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rimental moment of inertia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10">
            <text:p>I<text:span text:style-name="T6">exp</text:span></text:p>
          </table:table-cell>
          <table:table-cell office:value-type="string" table:style-name="ce12">
            <text:p>ẟI<text:span text:style-name="T8">exp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7.9737752560845084E-3" table:formula="of:=[.G11]-[.G12]" table:style-name="ce7">
            <text:p>0.007973775</text:p>
          </table:table-cell>
          <table:table-cell office:value-type="float" office:value="6.8079191087185039E-5" table:formula="of:=SQRT([.K11]^2 + [.K12]^2)" table:style-name="ce7">
            <text:p>6.80792E-05</text:p>
          </table:table-cell>
          <table:table-cell office:value-type="float" office:value="20.180987869046753" table:formula="of:=ABS([.E3]-[.B17])/AVERAGE([.E3];[.B17])*100" table:style-name="ce7">
            <text:p>20.18098787</text:p>
          </table:table-cell>
          <table:table-cell table:number-columns-repeated="7" table:style-name="ce1"/>
          <table:table-cell table:style-name="ce1">
            <draw:frame draw:z-index="1" draw:id="id0" draw:style-name="a5" draw:name="TextBox 1" svg:x="0.53125in" svg:y="0.11458in" svg:width="2in" svg:height="0.29167in">
              <draw:text-box>
                <text:p text:style-name="a2" text:class-names="" text:cond-style-name=""><text:span text:style-name="a0" text:class-names="">Theoretical</text:span><text:span text:style-name="a1" text:class-names=""><text:s text:c="1"/>Error Prop Ring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4.3684056084369212E-3" table:formula="of:=[.G10]-[.G11]" table:style-name="ce7">
            <text:p>0.004368406</text:p>
          </table:table-cell>
          <table:table-cell office:value-type="float" office:value="1.2545480453430107E-4" table:formula="of:=SQRT([.K10]^2 + [.K11]^2)" table:style-name="ce7">
            <text:p>0.000125455</text:p>
          </table:table-cell>
          <table:table-cell office:value-type="float" office:value="12.987155452165371" table:formula="of:=ABS([.E4]-[.B18])/AVERAGE([.E4];[.B18])*100" table:style-name="ce7">
            <text:p>12.9871554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3">vert</text:span></text:p>
          </table:table-cell>
          <table:table-cell office:value-type="float" office:value="4.722407970522341E-3" table:formula="of:=[.G13]-[.G12]" table:style-name="ce7">
            <text:p>0.004722408</text:p>
          </table:table-cell>
          <table:table-cell office:value-type="float" office:value="4.0319385020478002E-5" table:formula="of:=SQRT([.K13]^2 + [.K12]^2)" table:style-name="ce8">
            <text:p>4.03194E-05</text:p>
          </table:table-cell>
          <table:table-cell office:value-type="float" office:value="2.6208763780696516" table:formula="of:=ABS([.E5]-[.B19])/AVERAGE([.E5];[.B19])*100" table:style-name="ce7">
            <text:p>2.620876378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13">
            <text:p>R1(deriv)kgm</text:p>
          </table:table-cell>
          <table:table-cell office:value-type="string" table:style-name="ce13">
            <text:p>R2(deriv)kgm</text:p>
          </table:table-cell>
          <table:table-cell office:value-type="string" table:style-name="ce13">
            <text:p>M(Deriv)</text:p>
          </table:table-cell>
          <table:table-cell office:value-type="string" table:style-name="ce13">
            <text:p>m (kg)</text:p>
          </table:table-cell>
          <table:table-cell office:value-type="string" table:style-name="ce12">
            <text:p>ẟR1<text:span text:style-name="T8"><text:s/></text:span>(m)</text:p>
          </table:table-cell>
          <table:table-cell office:value-type="string" table:style-name="ce12">
            <text:p>ẟR2<text:span text:style-name="T8"><text:s/></text:span>(m)</text:p>
          </table:table-cell>
          <table:table-cell office:value-type="string" table:style-name="ce13">
            <text:p>ẟI<text:span text:style-name="T6">theory</text:span>ring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office:value-type="float" office:value="0.15382176419999999" table:formula="of:=([.B4]/1000)*([.C4]/100)" table:style-name="ce14">
            <text:p>0.153821764</text:p>
          </table:table-cell>
          <table:table-cell office:value-type="float" office:value="0.18338847800000002" table:formula="of:=([.B4]/1000)*([.D4]/100)" table:style-name="ce14">
            <text:p>0.183388478</text:p>
          </table:table-cell>
          <table:table-cell office:value-type="float" office:value="1.3824909800000002E-2" table:formula="of:=0.5*([.C4]/100)^2 +0.5*([.D4]/100)^2" table:style-name="ce14">
            <text:p>0.01382491</text:p>
          </table:table-cell>
          <table:table-cell office:value-type="float" office:value="1E-4" table:formula="of:=0.01/100" table:style-name="ce14">
            <text:p>0.0001</text:p>
          </table:table-cell>
          <table:table-cell office:value-type="float" office:value="1.0000000000000001E-5" table:formula="of:=0.001/100" table:style-name="ce14">
            <text:p>0.00001</text:p>
          </table:table-cell>
          <table:table-cell office:value-type="float" office:value="1.0000000000000001E-5" table:formula="of:=0.001/100" table:style-name="ce14">
            <text:p>0.00001</text:p>
          </table:table-cell>
          <table:table-cell office:value-type="float" office:value="2.7641505404476526E-6" table:formula="of:=SQRT([.M21]^2*[.N21]^2+[.K21]^2*[.O21]^2+[.L21]^2*[.P21]^2)" table:style-name="ce14">
            <text:p>2.76415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2" draw:id="id1" draw:style-name="a11" draw:name="TextBox 2" svg:x="0.54167in" svg:y="0.0625in" svg:width="2in" svg:height="0.29167in">
              <draw:text-box>
                <text:p text:style-name="a8" text:class-names="" text:cond-style-name=""><text:span text:style-name="a6" text:class-names="">Theoretical</text:span><text:span text:style-name="a7" text:class-names=""><text:s text:c="1"/>Error Prop Disk</text:span></text:p>
                <text:p text:style-name="a10" text:class-names="" text:cond-style-name=""><text:span text:style-name="a9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 table:style-name="ce1"/>
          <table:table-cell office:value-type="string" table:style-name="ce13">
            <text:p>R1(deriv)kgm</text:p>
          </table:table-cell>
          <table:table-cell office:value-type="string" table:style-name="ce13">
            <text:p>M(Deriv)</text:p>
          </table:table-cell>
          <table:table-cell office:value-type="string" table:style-name="ce13">
            <text:p>ẟm (kg)</text:p>
          </table:table-cell>
          <table:table-cell office:value-type="string" table:style-name="ce12">
            <text:p>ẟR1<text:span text:style-name="T8"><text:s/></text:span>(m)</text:p>
          </table:table-cell>
          <table:table-cell office:value-type="string" table:style-name="ce13">
            <text:p>ẟI<text:span text:style-name="T6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2.7766683200000003E-2" table:formula="of:=([.B3]/1000*[.H4]/100)" table:style-name="ce14">
            <text:p>0.027766683</text:p>
          </table:table-cell>
          <table:table-cell office:value-type="float" office:value="1.7559379999999999E-4" table:formula="of:=0.5*([.H4]/100)^2" table:style-name="ce14">
            <text:p>0.000175594</text:p>
          </table:table-cell>
          <table:table-cell office:value-type="float" office:value="1.0000000000000001E-5" table:style-name="ce14">
            <text:p>0.00001</text:p>
          </table:table-cell>
          <table:table-cell office:value-type="float" office:value="7.9999999999997851E-3" table:formula="of:=[.J4]" table:style-name="ce14">
            <text:p>0.008</text:p>
          </table:table-cell>
          <table:table-cell office:value-type="float" office:value="2.2213346560693428E-4" table:formula="of:=SQRT([.K27]^2*[.N27]^2+[.L27]^2*[.M27]^2)" table:style-name="ce14">
            <text:p>0.000222133</text:p>
          </table:table-cell>
          <table:table-cell table:number-columns-repeated="16369" table:style-name="ce1"/>
        </table:table-row>
        <table:table-row table:number-rows-repeated="15" table:style-name="ro1">
          <table:table-cell table:number-columns-repeated="16384"/>
        </table:table-row>
        <table:table-row table:style-name="ro1" table:visibility="collapse">
          <table:table-cell table:number-columns-repeated="16384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onathon Delemos</dc:creator>
    <meta:creation-date>2023-05-04T12:10:16Z</meta:creation-date>
    <dc:date>2023-05-12T00:39:48Z</dc:date>
    <meta:editing-cycles>21</meta:editing-cycles>
    <meta:editing-duration>PT4459S</meta:editing-duration>
  </office:meta>
</office:document-meta>
</file>